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64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7.728cm"/>
    </style:style>
    <style:style style:name="co6" style:family="table-column">
      <style:table-column-properties fo:break-before="auto" style:column-width="3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83cm" fo:break-before="auto" style:use-optimal-row-height="false"/>
    </style:style>
    <style:style style:name="ro3" style:family="table-row">
      <style:table-row-properties style:row-height="2.018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color="#000000" style:font-name="Arial" fo:font-size="16pt" fo:language="en" fo:country="US" fo:font-weight="bold" style:font-name-asian="Arial" style:font-size-asian="16pt" style:font-name-complex="Arial" style:font-size-complex="16pt"/>
    </style:style>
    <style:style style:name="ce2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b66c" fo:border="0.74pt solid #000000" style:vertical-align="middl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style:font-name="Arial" fo:font-size="15pt" fo:language="en" fo:country="US" style:font-name-asian="Arial" style:font-size-asian="15pt" style:font-name-complex="Arial" style:font-size-complex="15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style:font-name="Arial" fo:font-size="15pt" fo:language="en" fo:country="US" fo:font-weight="bold" style:font-name-asian="Arial" style:font-size-asian="15pt" style:font-weight-asian="bold" style:font-name-complex="Arial" style:font-size-complex="15pt" style:font-weight-complex="bold"/>
    </style:style>
    <style:style style:name="ce12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style:font-name="Arial" fo:font-size="15pt" fo:language="en" fo:country="US" fo:font-weight="bold" style:font-name-asian="Arial" style:font-size-asian="15pt" style:font-weight-asian="bold" style:font-name-complex="Arial" style:font-size-complex="15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0000" style:font-name="Arial" fo:font-size="15pt" fo:language="en" fo:country="US" fo:font-weight="bold" style:font-name-asian="Arial" style:font-size-asian="15pt" style:font-weight-asian="bold" style:font-name-complex="Arial" style:font-size-complex="15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5pt" fo:language="en" fo:country="US" style:font-name-asian="Arial" style:font-size-asian="15pt" style:font-name-complex="Arial" style:font-size-complex="15pt"/>
    </style:style>
    <style:style style:name="ce2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style:font-name="Arial" fo:font-size="15pt" fo:language="en" fo:country="US" style:font-name-asian="Arial" style:font-size-asian="15pt" style:font-name-complex="Arial" style:font-size-complex="15pt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language="en" fo:country="US" style:font-name-asian="Arial" style:font-size-asian="12pt" style:font-name-complex="Arial" style:font-size-complex="12pt"/>
    </style:style>
    <style:style style:name="ce2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ffb66c" style:text-align-source="fix" style:repeat-content="false" fo:border="0.74pt solid #000000" style:vertical-align="automatic"/>
      <style:paragraph-properties fo:text-align="center" fo:margin-left="0cm"/>
      <style:text-properties style:font-name="Arial" fo:font-size="15pt" fo:language="en" fo:country="US" fo:font-weight="bold" style:font-name-asian="Arial" style:font-size-asian="15pt" style:font-weight-asian="bold" style:font-name-complex="Arial" style:font-size-complex="15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style:font-name="Arial" fo:font-size="15pt" fo:language="en" fo:country="US" fo:font-weight="bold" style:font-name-asian="Arial" style:font-size-asian="15pt" style:font-weight-asian="bold" style:font-name-complex="Arial" style:font-size-complex="15pt" style:font-weight-complex="bold"/>
    </style:style>
    <style:style style:name="ce34" style:family="table-cell" style:parent-style-name="Default">
      <style:table-cell-properties fo:background-color="#ffffff"/>
    </style:style>
    <style:style style:name="T1" style:family="text">
      <style:text-properties style:use-window-font-color="true" style:font-name="Arial" fo:font-size="12pt" fo:font-weight="bold" fo:language="en" fo:country="US" style:language-asian="zh" style:country-asian="CN" style:language-complex="hi" style:country-complex="IN" style:font-name-asian="Arial" style:font-name-complex="Arial" style:font-size-asian="12pt" style:font-size-complex="12pt"/>
    </style:style>
    <style:style style:name="T2" style:family="text">
      <style:text-properties style:use-window-font-color="true" fo:font-weight="bold" style:language-asian="zh" style:country-asian="CN" style:language-complex="hi" style:country-complex="IN" fo:language="en" fo:country="US"/>
    </style:style>
    <style:style style:name="T3" style:family="text">
      <style:text-properties style:use-window-font-color="true" style:language-asian="zh" style:country-asian="CN" style:language-complex="hi" style:country-complex="IN" fo:language="en" fo:country="US"/>
    </style:style>
    <style:style style:name="T4" style:family="text">
      <style:text-properties fo:language="en" fo:country="US"/>
    </style:style>
    <style:style style:name="T5" style:family="text">
      <style:text-properties fo:language="en" fo:country="US" fo:color="#000000"/>
    </style:style>
    <style:style style:name="T6" style:family="text">
      <style:text-properties style:use-window-font-color="true" fo:font-weight="bold" style:language-asian="zh" style:country-asian="CN" style:language-complex="hi" style:country-complex="IN" style:font-name="Arial" fo:language="en" fo:country="US" style:font-name-asian="Arial" style:font-name-complex="Arial"/>
    </style:style>
    <style:style style:name="T7" style:family="text">
      <style:text-properties style:font-name="Arial" fo:language="en" fo:country="US" style:font-name-asian="Arial" style:font-name-complex="Arial"/>
    </style:style>
    <style:style style:name="T8" style:family="text">
      <style:text-properties style:font-name="F"/>
    </style:style>
    <style:style style:name="T9" style:family="text">
      <style:text-properties style:use-window-font-color="true" style:language-asian="zh" style:country-asian="CN" style:language-complex="hi" style:country-complex="IN" style:font-name="Arial" fo:language="en" fo:country="US" style:font-name-asian="Arial" style:font-name-complex="Arial"/>
    </style:style>
    <style:style style:name="T10" style:family="text">
      <style:text-properties style:use-window-font-color="true" style:font-name="Arial" fo:language="en" fo:country="US" style:language-asian="zh" style:country-asian="CN" style:language-complex="hi" style:country-complex="IN" style:font-name-asian="Arial" style:font-name-complex="Arial"/>
    </style:style>
    <style:style style:name="T11" style:family="text">
      <style:text-properties style:use-window-font-color="true" style:language-asian="zh" style:country-asian="CN" style:language-complex="hi" style:country-complex="IN" style:font-name="Arial" fo:font-size="12pt" fo:language="en" fo:country="US" style:font-name-asian="Arial" style:font-name-complex="Arial" style:font-size-asian="12pt" style:font-size-complex="12pt"/>
    </style:style>
    <style:style style:name="T12" style:family="text">
      <style:text-properties style:use-window-font-color="true" style:language-asian="zh" style:country-asian="CN" style:language-complex="hi" style:country-complex="IN" fo:language="en" fo:country="US" style:font-name="Arial" fo:font-size="12pt" style:font-name-asian="Arial" style:font-name-complex="Arial" style:font-size-asian="12pt" style:font-size-complex="12pt"/>
    </style:style>
    <style:style style:name="T13" style:family="text">
      <style:text-properties fo:font-weight="bold" fo:language="en" fo:country="US" fo:font-size="15pt" style:font-size-asian="15pt" style:font-size-complex="15pt"/>
    </style:style>
    <style:style style:name="T14" style:family="text">
      <style:text-properties style:use-window-font-color="true" fo:font-weight="bold" style:language-asian="zh" style:country-asian="CN" style:language-complex="hi" style:country-complex="IN" fo:language="en" fo:country="US" fo:font-size="15pt" style:font-size-asian="15pt" style:font-size-complex="15pt"/>
    </style:style>
    <style:style style:name="T15" style:family="text">
      <style:text-properties style:use-window-font-color="true" fo:font-weight="bold" style:language-asian="zh" style:country-asian="CN" style:language-complex="hi" style:country-complex="IN" style:font-name="Arial" fo:language="en" fo:country="US" style:font-name-asian="Arial" style:font-name-complex="Arial" fo:font-size="15pt" style:font-size-asian="15pt" style:font-size-complex="15pt"/>
    </style:style>
    <style:style style:name="T16" style:family="text">
      <style:text-properties style:font-name="Arial" fo:language="en" fo:country="US" style:font-name-asian="Arial" style:font-name-complex="Arial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Alkatrésznév</text:p>
          </table:table-cell>
          <table:table-cell table:style-name="ce1" office:value-type="string" calcext:value-type="string">
            <text:p>Ár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eszerezte</text:p>
          </table:table-cell>
          <table:table-cell table:number-columns-repeated="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ESP32</text:p>
          </table:table-cell>
          <table:table-cell table:style-name="ce2" office:value-type="string" calcext:value-type="string">
            <text:p>~38 RON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<text:span text:style-name="T7"><text:a xlink:href="https://www.sigmanortec.ro/" xlink:type="simple">https://www.sigmanortec.ro/</text:a></text:span></text:p>
            <text:p><text:span text:style-name="T7">Placa-dezvoltare-</text:span></text:p>
            <text:p><text:span text:style-name="T7">Esp32-cu-wifi-si-bluetooth</text:span></text:p>
            <text:p><text:span text:style-name="T8"/></text:p>
          </table:table-cell>
          <table:table-cell table:style-name="ce12" office:value-type="string" calcext:value-type="string">
            <text:p><text:span text:style-name="T13">Sapienti 316 </text:span></text:p>
            <text:p><text:span text:style-name="T14">Lab.</text:span></text:p>
          </table:table-cell>
          <table:table-cell table:number-columns-repeated="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DC MOTOR DRIVER L9110S</text:span> </text:p>
            <text:p> </text:p>
          </table:table-cell>
          <table:table-cell table:style-name="ce10" office:value-type="string" calcext:value-type="string">
            <text:p>~14 RON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<text:a xlink:href="https://cleste.ro/" xlink:type="simple">https://cleste.ro/</text:a></text:p>
            <text:p>Modul-l298n-cu-punte-h-dubla.html </text:p>
          </table:table-cell>
          <table:table-cell table:style-name="ce30" office:value-type="string" calcext:value-type="string">
            <text:p><text:span text:style-name="T15">Eltengin Labs </text:span></text:p>
            <text:p><text:span text:style-name="T15">SRL</text:span><text:span text:style-name="T16"> </text:span></text:p>
          </table:table-cell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2">ADXL335</text:span><text:span text:style-name="T3"> </text:span></text:p>
          </table:table-cell>
          <table:table-cell table:style-name="ce10" office:value-type="string" calcext:value-type="string">
            <text:p>~43 RON</text:p>
          </table:table-cell>
          <table:table-cell table:style-name="ce3" office:value-type="float" office:value="1" calcext:value-type="float">
            <text:p>1</text:p>
          </table:table-cell>
          <table:table-cell table:style-name="ce25" office:value-type="string" calcext:value-type="string">
            <text:p><text:a xlink:href="https://cleste.ro/" xlink:type="simple">https://cleste.ro/</text:a></text:p>
            <text:p>Modul-accelerometru-adxl335-</text:p>
            <text:p>cu-3-axe.html </text:p>
          </table:table-cell>
          <table:table-cell table:style-name="ce31" office:value-type="string" calcext:value-type="string">
            <text:p><text:span text:style-name="T2">Eltengin Labs </text:span></text:p>
            <text:p><text:span text:style-name="T2">SRL</text:span><text:span text:style-name="T3"> </text:span></text:p>
          </table:table-cell>
          <table:table-cell table:number-columns-repeated="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<text:span text:style-name="T4">ROBOT KIT (váz,</text:span></text:p>
            <text:p><text:span text:style-name="T4">Kerekek,DC motrok,</text:span></text:p>
            <text:p><text:span text:style-name="T4">Plexi váz, huzalok)</text:span></text:p>
          </table:table-cell>
          <table:table-cell table:style-name="ce20" office:value-type="string" calcext:value-type="string">
            <text:p>~ 80 <text:s/>RON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<text:span text:style-name="T11"><text:a xlink:href="https://www.sigmanortec.ro/" xlink:type="simple">https://www.sigmanortec.ro/</text:a></text:span></text:p>
            <text:p><text:span text:style-name="T11">Kit-sasiu-Smart-Car-</text:span></text:p>
            <text:p><text:span text:style-name="T11">4WD-p136281803</text:span></text:p>
          </table:table-cell>
          <table:table-cell table:style-name="ce32"/>
          <table:table-cell table:number-columns-repeated="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ULTRASONIC HC-SR04 </text:p>
          </table:table-cell>
          <table:table-cell table:style-name="ce21" office:value-type="string" calcext:value-type="string">
            <text:p>~ 8 RON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<text:span text:style-name="T7"><text:a xlink:href="https://cleste.ro/" xlink:type="simple">https://cleste.ro/</text:a></text:span></text:p>
            <text:p><text:span text:style-name="T7">Senzor-ultrasonic-hc-sr04.html </text:span></text:p>
            <text:p><text:span text:style-name="T8"/></text:p>
          </table:table-cell>
          <table:table-cell table:style-name="ce12" office:value-type="string" calcext:value-type="string">
            <text:p><text:span text:style-name="T3">Sapientia 316</text:span></text:p>
            <text:p><text:span text:style-name="T3">Lab. </text:span></text:p>
          </table:table-cell>
          <table:table-cell table:number-columns-repeated="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<text:span text:style-name="T2">PCB 10X10CM</text:span><text:span text:style-name="T4">  </text:span></text:p>
          </table:table-cell>
          <table:table-cell table:style-name="ce10" office:value-type="string" calcext:value-type="string">
            <text:p>~7 RON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<text:a xlink:href="https://cleste.ro/" xlink:type="simple">https://cleste.ro/</text:a></text:p>
            <text:p>Placa-prototipare-cablaj-</text:p>
            <text:p>pcb-10x10cm.html </text:p>
          </table:table-cell>
          <table:table-cell table:style-name="ce33" office:value-type="string" calcext:value-type="string">
            <text:p><text:span text:style-name="T2">Eltengin Labs </text:span></text:p>
            <text:p><text:span text:style-name="T2">SRL</text:span><text:span text:style-name="T3"> </text:span></text:p>
          </table:table-cell>
          <table:table-cell table:number-columns-repeated="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<text:span text:style-name="T5">Tápellátás roboton </text:span></text:p>
            <text:p><text:span text:style-name="T5">(2 X 3,7V LI-Ion 4800mAh)</text:span></text:p>
            <text:p><text:span text:style-name="T4"/>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Saját</text:p>
          </table:table-cell>
          <table:table-cell table:number-columns-repeated="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6">MICROSWITCH</text:span><text:span text:style-name="T7"> </text:span></text:p>
            <text:p><text:span text:style-name="T7"> </text:span></text:p>
            <text:p><text:span text:style-name="T8"/></text:p>
          </table:table-cell>
          <table:table-cell table:style-name="ce3" office:value-type="string" calcext:value-type="string">
            <text:p><text:span text:style-name="T7">~0,8 RON </text:span></text:p>
            <text:p><text:span text:style-name="T8"/></text:p>
          </table:table-cell>
          <table:table-cell table:style-name="ce3" office:value-type="float" office:value="10" calcext:value-type="float">
            <text:p>10</text:p>
          </table:table-cell>
          <table:table-cell table:style-name="ce25" office:value-type="string" calcext:value-type="string">
            <text:p><text:a xlink:href="https://cleste.ro/" xlink:type="simple">https://cleste.ro/</text:a></text:p>
            <text:p>mini-comutator-microswitch.html?</text:p>
            <text:p> </text:p>
            <text:p/>
          </table:table-cell>
          <table:table-cell table:style-name="ce30" office:value-type="string" calcext:value-type="string">
            <text:p><text:span text:style-name="T9">Eltengin Labs</text:span></text:p>
            <text:p><text:span text:style-name="T9">SRL</text:span><text:span text:style-name="T7"> </text:span></text:p>
            <text:p><text:span text:style-name="T7"> </text:span></text:p>
            <text:p><text:span text:style-name="T8"/></text:p>
          </table:table-cell>
          <table:table-cell table:number-columns-repeated="4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Akkumulátor foglalat robotra</text:p>
            <text:p>(3,7 V Li-ION 18650)</text:p>
          </table:table-cell>
          <table:table-cell table:style-name="ce4" office:value-type="string" calcext:value-type="string">
            <text:p>~4 RON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https://www.sigmanortec.ro/" xlink:type="simple">https://www.sigmanortec.ro/</text:a></text:p>
            <text:p>suport-acumulatori-18650-2s?</text:p>
            <text:p>Fast_search=fs</text:p>
          </table:table-cell>
          <table:table-cell table:style-name="ce32"/>
          <table:table-cell table:number-columns-repeated="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Bareta 20 Pin mama</text:p>
          </table:table-cell>
          <table:table-cell table:style-name="ce5" office:value-type="string" calcext:value-type="string">
            <text:p>~ 4 RON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<text:a xlink:href="https://www.germanelectronics.ro/" xlink:type="simple">https://www.germanelectronics.ro/</text:a></text:p>
            <text:p>cabluri-conectori/conectori/conectori-</text:p>
            <text:p>pcb/socluri-si-benzi-cu-pini/soclu-pini-</text:p>
            <text:p>standard-mam-2-r-nduri-20-pini-per-r-</text:p>
            <text:p>nd-econ-connect-blg2x20-1492280.html</text:p>
          </table:table-cell>
          <table:table-cell table:style-name="ce15" office:value-type="string" calcext:value-type="string">
            <text:p>Saját</text:p>
          </table:table-cell>
          <table:table-cell table:number-columns-repeated="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Bloc terminal cu </text:p>
            <text:p>Șuruburi 1.50 mm² 3 pini </text:p>
            <text:p/>
          </table:table-cell>
          <table:table-cell table:style-name="ce5" office:value-type="string" calcext:value-type="string">
            <text:p>~1,4 RON </text:p>
          </table:table-cell>
          <table:table-cell table:style-name="ce5" office:value-type="float" office:value="20" calcext:value-type="float">
            <text:p>20</text:p>
          </table:table-cell>
          <table:table-cell table:style-name="ce27" office:value-type="string" calcext:value-type="string">
            <text:p><text:a xlink:href="https://www.germanelectronics.ro/" xlink:type="simple">https://www.germanelectronics.ro/</text:a></text:p>
            <text:p>cabluri-conectori/conectori/conectori-pcb/</text:p>
            <text:p>blocuri-de-conexiuni-pcb/bloc-terminal-</text:p>
            <text:p>cu-uruburi-1-50-mm-3-pini-gri-ptr-</text:p>
            <text:p>50500030134g-731891.html</text:p>
          </table:table-cell>
          <table:table-cell table:style-name="ce15" office:value-type="string" calcext:value-type="string">
            <text:p>Saját</text:p>
          </table:table-cell>
          <table:table-cell table:number-columns-repeated="4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pan text:style-name="T6">Dupont cables</text:span><text:span text:style-name="T7"> </text:span></text:p>
            <text:p><text:span text:style-name="T8"/></text:p>
          </table:table-cell>
          <table:table-cell table:style-name="ce2" office:value-type="string" calcext:value-type="string">
            <text:p>~7 RON</text:p>
          </table:table-cell>
          <table:table-cell table:style-name="ce2" office:value-type="float" office:value="3" calcext:value-type="float">
            <text:p>3</text:p>
          </table:table-cell>
          <table:table-cell table:style-name="ce28" office:value-type="string" calcext:value-type="string">
            <text:p><text:span text:style-name="T12"><text:a xlink:href="https://www.sigmanortec.ro/" xlink:type="simple">https://www.sigmanortec.ro/</text:a></text:span></text:p>
            <text:p><text:span text:style-name="T12">40-Fire-Dupont-30cm-Tata-</text:span></text:p>
            <text:p><text:span text:style-name="T12">Tata-p210849599</text:span></text:p>
          </table:table-cell>
          <table:table-cell table:style-name="ce12" office:value-type="string" calcext:value-type="string">
            <text:p><text:span text:style-name="T2">Sapienia 316</text:span></text:p>
            <text:p><text:span text:style-name="T2">Lab.</text:span><text:span text:style-name="T3"> / Saját</text:span></text:p>
          </table:table-cell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16" office:value-type="string" calcext:value-type="string">
            <text:p><text:span text:style-name="T9">Board SUPPLY module</text:span><text:span text:style-name="T7"> </text:span></text:p>
            <text:p><text:span text:style-name="T8"/>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4"/>
          <table:table-cell table:style-name="ce16" office:value-type="string" calcext:value-type="string">
            <text:p><text:span text:style-name="T9">Sapientia 316</text:span></text:p>
            <text:p><text:span text:style-name="T9">Lab.</text:span><text:span text:style-name="T7"> </text:span></text:p>
            <text:p><text:span text:style-name="T8"/></text:p>
          </table:table-cell>
          <table:table-cell table:number-columns-repeated="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17" office:value-type="string" calcext:value-type="string">
            <text:p>LEDEK</text:p>
          </table:table-cell>
          <table:table-cell table:style-name="ce22" office:value-type="string" calcext:value-type="string">
            <text:p>~ 0,3 RON</text:p>
          </table:table-cell>
          <table:table-cell table:style-name="ce5" office:value-type="float" office:value="5" calcext:value-type="float">
            <text:p>5</text:p>
          </table:table-cell>
          <table:table-cell table:style-name="ce29" office:value-type="string" calcext:value-type="string">
            <text:p><text:a xlink:href="https://www.sigmanortec.ro/" xlink:type="simple">https://www.sigmanortec.ro/</text:a></text:p>
            <text:p>led-5mm-albastru</text:p>
          </table:table-cell>
          <table:table-cell table:style-name="ce15" office:value-type="string" calcext:value-type="string">
            <text:p>Saját</text:p>
          </table:table-cell>
          <table:table-cell table:number-columns-repeated="4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18" office:value-type="string" calcext:value-type="string">
            <text:p>Buzzer</text:p>
          </table:table-cell>
          <table:table-cell table:style-name="ce22" office:value-type="string" calcext:value-type="string">
            <text:p>~ 4 RON</text:p>
          </table:table-cell>
          <table:table-cell table:style-name="ce5" office:value-type="float" office:value="1" calcext:value-type="float">
            <text:p>1</text:p>
          </table:table-cell>
          <table:table-cell table:style-name="ce29" office:value-type="string" calcext:value-type="string">
            <text:p><text:a xlink:href="https://www.sigmanortec.ro/" xlink:type="simple">https://www.sigmanortec.ro/</text:a></text:p>
            <text:p>Speaker-Buzzer-3-24V-100</text:p>
            <text:p>dB-p136261631</text:p>
          </table:table-cell>
          <table:table-cell table:style-name="ce15" office:value-type="string" calcext:value-type="string">
            <text:p>Saját</text:p>
          </table:table-cell>
          <table:table-cell table:number-columns-repeated="4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Vészvillogó- LED (PIROS)</text:p>
          </table:table-cell>
          <table:table-cell table:style-name="ce5" office:value-type="string" calcext:value-type="string">
            <text:p>~ 0,5 RON</text:p>
          </table:table-cell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Saját</text:p>
          </table:table-cell>
          <table:table-cell table:number-columns-repeated="3"/>
          <table:table-cell table:style-name="ce34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19" office:value-type="string" calcext:value-type="string">
            <text:p><text:span text:style-name="T10">PCB 10X10CM </text:span></text:p>
          </table:table-cell>
          <table:table-cell table:style-name="ce23" office:value-type="string" calcext:value-type="string">
            <text:p>~7 RON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<text:a xlink:href="https://cleste.ro/" xlink:type="simple">https://cleste.ro/</text:a></text:p>
            <text:p>Placa-prototipare-</text:p>
            <text:p>cablaj-pcb-10x10cm.html  </text:p>
          </table:table-cell>
          <table:table-cell table:style-name="ce30" office:value-type="string" calcext:value-type="string">
            <text:p><text:span text:style-name="T9">Eltengin Labs </text:span></text:p>
            <text:p><text:span text:style-name="T9">SRL </text:span></text:p>
          </table:table-cell>
          <table:table-cell table:number-columns-repeated="4"/>
        </table:table-row>
        <table:table-row table:style-name="ro1" table:number-rows-repeated="11">
          <table:table-cell table:number-columns-repeated="10"/>
        </table:table-row>
        <table:table-row table:style-name="ro5">
          <table:table-cell table:style-name="ce6" office:value-type="string" calcext:value-type="string" table:number-columns-spanned="3" table:number-rows-spanned="1">
            <text:p>Alkatrészek amiket nem használok a projekthez de az egyetemtöl van</text:p>
          </table:table-cell>
          <table:covered-table-cell table:number-columns-repeated="2" table:style-name="ce7"/>
          <table:table-cell table:number-columns-repeated="7"/>
        </table:table-row>
        <table:table-row table:style-name="ro5">
          <table:table-cell table:style-name="ce7" table:number-columns-repeated="3"/>
          <table:table-cell table:number-columns-repeated="7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C Motor 4 drb</text:p>
          </table:table-cell>
          <table:table-cell table:style-name="ce7"/>
          <table:table-cell table:number-columns-repeated="7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rduino Nano 2 drb</text:p>
          </table:table-cell>
          <table:table-cell table:style-name="ce7"/>
          <table:table-cell table:number-columns-repeated="7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UsbB kábel 2 drb</text:p>
          </table:table-cell>
          <table:table-cell table:style-name="ce7"/>
          <table:table-cell table:number-columns-repeated="7"/>
        </table:table-row>
        <table:table-row table:style-name="ro5">
          <table:table-cell table:style-name="ce7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19:33:36.213000000</meta:creation-date>
    <dc:date>2025-01-19T21:04:41.760000000</dc:date>
    <meta:editing-duration>PT5M52S</meta:editing-duration>
    <meta:editing-cycles>2</meta:editing-cycles>
    <meta:generator>LibreOffice/24.8.4.2$Windows_X86_64 LibreOffice_project/bb3cfa12c7b1bf994ecc5649a80400d06cd71002</meta:generator>
    <meta:document-statistic meta:table-count="1" meta:cell-count="108" meta:object-count="0"/>
  </office:meta>
</office:document-meta>
</file>